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refreshAdvFilter.xml"/>
  <manifest:file-entry manifest:media-type="text/xml" manifest:full-path="Basic/Standard/specific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text form:name="TextBox" form:control-implementation="ooo:com.sun.star.form.component.TextField" form:id="control1" form:convert-empty-to-null="true" form:linked-cell="Sheet1.G2">
              <form:properties>
                <form:property form:property-name="DefaultControl" office:value-type="string" office:string-value="com.sun.star.form.control.TextField"/>
              </form:properties>
              <office:event-listeners>
                <script:event-listener script:language="ooo:script" script:event-name="form:textchange" xlink:href="vnd.sun.star.script:Standard.specific.refreshAdvancedFilter?language=Basic&amp;location=document"/>
              </office:event-listeners>
            </form:text>
          </form:form>
        </office:forms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>
            <text:p>Linbked Cell</text:p>
          </table:table-cell>
          <table:table-cell office:value-type="string">
            <text:p>pre</text:p>
          </table:table-cell>
        </table:table-row>
        <table:table-row table:style-name="ro1">
          <table:table-cell/>
          <table:table-cell>
            <draw:control table:end-cell-address="Sheet1.C3" table:end-x="0.45in" table:end-y="0.1047in" draw:z-index="0" draw:text-style-name="P1" svg:width="1.1524in" svg:height="0.2299in" svg:x="0.1866in" svg:y="0.0421in" draw:control="control1"/>
          </table:table-cell>
          <table:table-cell table:number-columns-repeated="4"/>
          <table:table-cell/>
          <table:table-cell table:formula="oooc:=&quot;.*&quot;&amp;linked_cell&amp;&quot;.*&quot;" office:value-type="string" office:string-value=".*.*">
            <text:p>.*.*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pre</text:p>
          </table:table-cell>
          <table:table-cell office:value-type="string">
            <text:p>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natole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sabelle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sidore</text:p>
          </table:table-cell>
          <table:table-cell office:value-type="float" office:value="321">
            <text:p>3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ntoine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ntonette</text:p>
          </table:table-cell>
          <table:table-cell office:value-type="float" office:value="52">
            <text:p>5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linked_cell" table:base-cell-address="$Sheet1.$G$2" table:cell-range-address="$Sheet1.$G$2"/>
        <table:named-range table:name="criteria" table:base-cell-address="$Sheet1.$H$2" table:cell-range-address="$Sheet1.$H$1:.$H$2"/>
      </table:named-expressions>
      <table:database-ranges>
        <table:database-range table:name="datasel" table:target-range-address="Sheet1.C5:Sheet1.D10">
          <table:filter table:condition-source-range-address="Sheet1.H1:Sheet1.H2">
            <table:filter-condition table:field-number="0" table:value=".*.*" table:operator="="/>
          </table:filter>
        </table:database-range>
        <table:database-range table:target-range-address="Sheet1.G1:Sheet1.H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9">12/29/2007</text:date>, <text:time>01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enoît-Pierre DEMAINE</meta:initial-creator>
    <meta:creation-date>2007-12-28T22:20:39</meta:creation-date>
    <dc:creator>Benoît-Pierre DEMAINE</dc:creator>
    <dc:date>2007-12-29T01:14:44</dc:date>
    <meta:editing-cycles>4</meta:editing-cycles>
    <meta:editing-duration>PT1H4M22S</meta:editing-duration>
    <meta:user-defined meta:name="Info 1"/>
    <meta:user-defined meta:name="Info 2"/>
    <meta:user-defined meta:name="Info 3"/>
    <meta:user-defined meta:name="Info 4"/>
    <meta:document-statistic meta:table-count="3" meta:cell-count="16" meta:object-count="1"/>
  </office:meta>
</office:document-meta>
</file>

<file path=Basic/Standard/refreshAdvFilter.xml><?xml version="1.0" encoding="utf-8"?>
<!DOCTYPE module  PUBLIC '-//OpenOffice.org//DTD OfficeDocument 1.0//EN'  'module.dtd'>
<script:module xmlns:script="http://openoffice.org/2000/script" script:name="refreshAdvFilter" script:language="StarBasic">REM  *****  BASIC  *****
REM generic Calc stuff

REM If oCrit is missing, then we try to re-read an existing criteria-source.
REM If there is no source-range at all, we simply refresh the db-range.
Private Sub refreshDBRange(oDoc, oDBRange, Optional oCrit)
'calls: getRangeByAddress
on error goto errUnset
Dim oDBCells, csa, desc, fields
	if isMissing(oCrit) then oCrit = Null
	oDBCells = oDBRange.getReferredCells()
	if isNull(oCrit) then
	' if no such name or if the name's content is not an absolute range-address
	' then try to re-use the current FilterCriteriaSource:
		if oDBRange.UseFilterCriteriaSource then
			csa = oDBRange.FilterCriteriaSource
			oCrit = getRangeByAddress(oDoc, csa)
		endif
	else
		csa = oCrit.getRangeAddress()
	endif
	if isUnoStruct(csa) then
		desc = oDBRange.FilterDescriptor
		on error goto errDesc
			fields = oCrit.createFilterDescriptorByObject(oDBCells).getFilterFields()
		on error goto 0
		desc.setFilterFields(fields)
		oDBRange.UseFilterCriteriaSource = True
		oDBRange.FilterCriteriaSource = csa
	endif
	oDBRange.refresh
exit sub
errUnset:
	Msgbox "Module variables not set.", 16, "macro:refreshDBRange"
	exit sub
errDesc:
	Msgbox "Could not read criteria due to missing, duplicate or non-matching headers.", 16, "macro:refreshDBRange"
End sub

'pass a spreadsheet-document, or a sheet. the latter ignores the sheet-part of the address
'return empty if oAddr out of bounds or wrong obj
Function getRangeByAddress(obj, oAddr as com.sun.star.table.CellRangeAddress)
on error goto nullErr:
Dim oSheet
	If obj.supportsService("com.sun.star.sheet.SpreadsheetDocument") then
		REM use the sheet specified by given address
		oSheet = obj.getSheets.getByIndex(oAddr.Sheet)
	else
		REM use given object (range/sheet) as parent range
		oSheet = obj
	endif
	getRangeByAddress = oSheet.getCellRangeByPosition(oAddr.StartColumn,oAddr.StartRow,oAddr.EndColumn,oAddr.EndRow)
exit function
nullErr:
	getRangeByAddress = Null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freshAdvFilter"/>
  <library:element library:name="specific"/>
</library:library>
</file>

<file path=Basic/Standard/specific.xml><?xml version="1.0" encoding="utf-8"?>
<!DOCTYPE module  PUBLIC '-//OpenOffice.org//DTD OfficeDocument 1.0//EN'  'module.dtd'>
<script:module xmlns:script="http://openoffice.org/2000/script" script:name="specific" script:language="StarBasic">REM  *****  BASIC  *****
REM Document specific stuff

Sub refreshAdvancedFilter()
'calls refreshDBRange
	REM just in case refreshDBRange is in another Basic library:
	' GlobalScope.BasicLibraries.loadLibrary("scalc")
	oDoc = thisComponent
	oDBRange = oDoc.DatabaseRanges.getByName("datasel")
	oName = oDoc.NamedRanges.getByName("criteria")
	oCriteriaRange = oName.getReferredCells()
	REM if we leave out oCriteriaRange the macro will use an 
	REM already set criteria range or simply refresh without
	refreshDBRange(oDoc, oDBRange, oCriteriaRange)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